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Calibri" fo:font-size="14pt" officeooo:paragraph-rsid="0022407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Calibri" fo:font-size="14pt" fo:font-weight="bold" officeooo:rsid="0024f080" officeooo:paragraph-rsid="0022407a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color="#000000" loext:opacity="100%" style:font-name="Calibri" fo:font-size="14pt" officeooo:paragraph-rsid="0022407a" style:font-size-asian="14pt" style:font-size-complex="14pt"/>
    </style:style>
    <style:style style:name="P4" style:family="paragraph" style:parent-style-name="Standard" style:list-style-name="L1">
      <style:text-properties fo:color="#000000" loext:opacity="100%" style:font-name="Calibri" fo:font-size="14pt" officeooo:rsid="00244c19" officeooo:paragraph-rsid="00244c19" style:font-size-asian="14pt" style:font-size-complex="14pt"/>
    </style:style>
    <style:style style:name="T1" style:family="text">
      <style:text-properties officeooo:rsid="0022407a"/>
    </style:style>
    <style:style style:name="T2" style:family="text">
      <style:text-properties officeooo:rsid="0022a79f"/>
    </style:style>
    <style:style style:name="T3" style:family="text">
      <style:text-properties officeooo:rsid="00237a3b"/>
    </style:style>
    <style:style style:name="T4" style:family="text">
      <style:text-properties officeooo:rsid="0026fb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APIController]</text:p>
      <text:p text:style-name="P1"/>
      <text:p text:style-name="P1"/>
      <text:list text:style-name="L1">
        <text:list-item>
          <text:p text:style-name="P3">Automatically validates request<text:span text:style-name="T4">B</text:span>ody or route params, </text:p>
        </text:list-item>
        <text:list-item>
          <text:p text:style-name="P3"><text:span text:style-name="T1">P</text:span>rovide http reponses when route don't match</text:p>
        </text:list-item>
        <text:list-item>
          <text:p text:style-name="P3"><text:span text:style-name="T2">A</text:span>lso don't need to use [<text:span text:style-name="T3">F</text:span>romBody or <text:span text:style-name="T3">F</text:span>romRoute] to bind params, api controller automatically infer<text:span text:style-name="T3">s</text:span> that.</text:p>
        </text:list-item>
        <text:list-item>
          <text:p text:style-name="P4">NOTE : even without [<text:span text:style-name="T3">F</text:span>romBody or <text:span text:style-name="T3">F</text:span>romRoute] <text:s/>or API controller can do the work of automatically infering the param type and binding it, API Controller provide the above two featu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1:20:35.442000000</meta:creation-date>
    <dc:date>2024-08-14T18:32:59.270000000</dc:date>
    <meta:editing-duration>PT3M39S</meta:editing-duration>
    <meta:editing-cycles>10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5" meta:word-count="64" meta:character-count="402" meta:non-whitespace-character-count="345"/>
  </office:meta>
</office:document-meta>
</file>